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d172"/>
    </style:style>
    <style:style style:name="P2" style:family="paragraph" style:parent-style-name="Text_20_body">
      <style:text-properties officeooo:paragraph-rsid="00152928"/>
    </style:style>
    <style:style style:name="P3" style:family="paragraph" style:parent-style-name="Text_20_body">
      <style:text-properties officeooo:paragraph-rsid="0018fa7f"/>
    </style:style>
    <style:style style:name="P4" style:family="paragraph" style:parent-style-name="Text_20_body_20_indent">
      <style:text-properties officeooo:paragraph-rsid="001dec24"/>
    </style:style>
    <style:style style:name="P5" style:family="paragraph" style:parent-style-name="Heading_20_1">
      <style:text-properties officeooo:paragraph-rsid="001c0cc0"/>
    </style:style>
    <style:style style:name="P6" style:family="paragraph" style:parent-style-name="List_20_1">
      <style:text-properties officeooo:paragraph-rsid="00104ae2"/>
    </style:style>
    <style:style style:name="P7" style:family="paragraph" style:parent-style-name="List_20_1" style:list-style-name="List_20_1">
      <style:text-properties officeooo:paragraph-rsid="00104ae2"/>
    </style:style>
    <style:style style:name="P8" style:family="paragraph" style:parent-style-name="List_20_1" style:list-style-name="List_20_1">
      <style:text-properties officeooo:paragraph-rsid="00114a54"/>
    </style:style>
    <style:style style:name="T1" style:family="text">
      <style:text-properties officeooo:rsid="000d42b3"/>
    </style:style>
    <style:style style:name="T2" style:family="text">
      <style:text-properties officeooo:rsid="000dda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172" style:font-weight-asian="bold" style:font-weight-complex="bold"/>
    </style:style>
    <style:style style:name="T5" style:family="text">
      <style:text-properties fo:font-weight="bold" officeooo:rsid="0011a3b3" style:font-weight-asian="bold" style:font-weight-complex="bold"/>
    </style:style>
    <style:style style:name="T6" style:family="text">
      <style:text-properties fo:font-weight="bold" officeooo:rsid="00130f6b" style:font-weight-asian="bold" style:font-weight-complex="bold"/>
    </style:style>
    <style:style style:name="T7" style:family="text">
      <style:text-properties officeooo:rsid="000e9149"/>
    </style:style>
    <style:style style:name="T8" style:family="text">
      <style:text-properties fo:font-style="italic" officeooo:rsid="000e9149" style:font-style-asian="italic" style:font-style-complex="italic"/>
    </style:style>
    <style:style style:name="T9" style:family="text">
      <style:text-properties fo:font-style="normal" officeooo:rsid="000e9149" style:font-style-asian="normal" style:font-style-complex="normal"/>
    </style:style>
    <style:style style:name="T10" style:family="text">
      <style:text-properties officeooo:rsid="000ed17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dae6" style:font-weight-asian="normal" style:font-weight-complex="normal"/>
    </style:style>
    <style:style style:name="T13" style:family="text">
      <style:text-properties fo:font-weight="normal" officeooo:rsid="000ed172" style:font-weight-asian="normal" style:font-weight-complex="normal"/>
    </style:style>
    <style:style style:name="T14" style:family="text">
      <style:text-properties fo:font-weight="normal" officeooo:rsid="00130f6b" style:font-weight-asian="normal" style:font-weight-complex="normal"/>
    </style:style>
    <style:style style:name="T15" style:family="text">
      <style:text-properties officeooo:rsid="000ed247"/>
    </style:style>
    <style:style style:name="T16" style:family="text">
      <style:text-properties officeooo:rsid="00104ae2"/>
    </style:style>
    <style:style style:name="T17" style:family="text">
      <style:text-properties officeooo:rsid="00114a54"/>
    </style:style>
    <style:style style:name="T18" style:family="text">
      <style:text-properties officeooo:rsid="0011a3b3"/>
    </style:style>
    <style:style style:name="T19" style:family="text">
      <style:text-properties officeooo:rsid="00130f6b"/>
    </style:style>
    <style:style style:name="T20" style:family="text">
      <style:text-properties officeooo:rsid="0015b2b8"/>
    </style:style>
    <style:style style:name="T21" style:family="text">
      <style:text-properties style:text-position="super 58%" officeooo:rsid="0015b2b8"/>
    </style:style>
    <style:style style:name="T22" style:family="text">
      <style:text-properties style:text-position="super 58%" officeooo:rsid="0017a85c"/>
    </style:style>
    <style:style style:name="T23" style:family="text">
      <style:text-properties officeooo:rsid="0017a85c"/>
    </style:style>
    <style:style style:name="T24" style:family="text">
      <style:text-properties officeooo:rsid="001dec24"/>
    </style:style>
    <style:style style:name="T25" style:family="text">
      <style:text-properties officeooo:rsid="002032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yllable that carries the primary <text:span text:style-name="T3">stress</text:span> is preceded by an apostrophe <text:span text:style-name="T18">(</text:span>«dis’cuss, in’telijent, co’miti» ‹discuss, intelligent, committee›<text:span text:style-name="T18">), unless it’s</text:span> <text:span text:style-name="T18">the first or only one.</text:span></text:p>
      <text:h text:style-name="Heading_20_2" text:outline-level="2"><text:span text:style-name="T2">V</text:span>owels</text:h>
      <text:p text:style-name="Text_20_body_20_indent">«aa» as in «paam» ‹palm›</text:p>
      <text:p text:style-name="Text_20_body_20_indent">«ai/ay» as in «aim, play, layer»<text:span text:style-name="T21">1</text:span></text:p>
      <text:p text:style-name="Text_20_body_20_indent">«au/aw» as in «paus, law, drawing» ‹pause…›<text:span text:style-name="T21">1</text:span></text:p>
      <text:p text:style-name="Text_20_body_20_indent">«ee/i» as in «tree, fansi, raidio» <text:span text:style-name="T23">‹…</text:span>fancy, radio<text:span text:style-name="T23">›</text:span><text:span text:style-name="T22">2</text:span></text:p>
      <text:p text:style-name="Text_20_body_20_indent">«oa/o» as in «boat, yelo, po’etic» <text:span text:style-name="T23">‹…</text:span>yellow, poetic<text:span text:style-name="T23">›</text:span><text:span text:style-name="T21">1</text:span></text:p>
      <text:p text:style-name="Text_20_body_20_indent">«oi/oy» as in «oil, boy, royel» ‹…royal›<text:span text:style-name="T21">1</text:span></text:p>
      <text:p text:style-name="Text_20_body_20_indent">«oo» as in «book»</text:p>
      <text:p text:style-name="Text_20_body_20_indent">«ou/ow» as in «mouth, now, power»<text:span text:style-name="T21">1</text:span></text:p>
      <text:p text:style-name="Text_20_body_20_indent">«uu/u» as in «gruup, clu, sichu’aition» ‹group, clue, situation›<text:span text:style-name="T21">1</text:span></text:p>
      <text:p text:style-name="Text_20_body_20_indent">«iu» as in «valiu» ‹value›</text:p>
      <text:p text:style-name="Text_20_body_20_indent">«ue» is used <text:span text:style-name="T7">if «iu» </text:span><text:span text:style-name="T8">or</text:span><text:span text:style-name="T9"> «uu» may be spoken, e.g. </text:span>«due, tuen» ‹…tune›</text:p>
      <text:p text:style-name="Text_20_body_20_indent">«y/ai» as in «styl, quaiet, nuecliai» ‹style, quiet, nuclei›<text:span text:style-name="T21">3</text:span></text:p>
      <text:p text:style-name="Text_20_body_20_indent">The schwa <text:span text:style-name="T18">is usually written </text:span>as «e» <text:span text:style-name="T18">(«cam</text:span><text:span text:style-name="T5">e</text:span><text:span text:style-name="T18">l, com</text:span><text:span text:style-name="T5">e</text:span><text:span text:style-name="T18">n» ‹camel, common›) </text:span>or «u» <text:span text:style-name="T18">(</text:span>«alb<text:span text:style-name="T3">u</text:span>m, nurv<text:span text:style-name="T3">u</text:span>ss» ‹…nervous›<text:span text:style-name="T18">), but as «a» at the end of words («</text:span>extr<text:span text:style-name="T3">a</text:span><text:span text:style-name="T18">»).</text:span></text:p>
      <text:p text:style-name="Text_20_body_20_indent"><text:span text:style-name="T2">The other vowels are written as expected (</text:span>«c<text:span text:style-name="T3">a</text:span>t, p<text:span text:style-name="T3">e</text:span>n, b<text:span text:style-name="T3">i</text:span>g, d<text:span text:style-name="T3">o</text:span>g, cl<text:span text:style-name="T3">u</text:span>b»<text:span text:style-name="T2">).</text:span></text:p>
      <text:p text:style-name="Text_20_body_20_indent"><text:span text:style-name="T21">1<text:tab/></text:span><text:span text:style-name="T20">Second spelling used </text:span>at the end of words and before other vowels.</text:p>
      <text:p text:style-name="Text_20_body_20_indent"><text:span text:style-name="T22">2</text:span><text:span text:style-name="T21"><text:tab/></text:span><text:span text:style-name="T20">Second spelling used for u</text:span>nstressed <text:span text:style-name="T23">vowels </text:span>at the end of words and before other vowels.</text:p>
      <text:p text:style-name="Text_20_body_20_indent"><text:span text:style-name="T21">3<text:tab/></text:span><text:span text:style-name="T20">Second spelling used before other vowels and at the end of words after a vowel.</text:span></text:p>
      <text:h text:style-name="Heading_20_2" text:outline-level="2"><text:span text:style-name="T10">C</text:span>onsonants</text:h>
      <text:p text:style-name="Text_20_body_20_indent">«dh» as in «dhem» ‹them›</text:p>
      <text:p text:style-name="Text_20_body_20_indent">«g» as in «big»</text:p>
      <text:p text:style-name="Text_20_body_20_indent">«j» as in «joy»</text:p>
      <text:p text:style-name="Text_20_body_20_indent">«ng» as in «long»</text:p>
      <text:p text:style-name="Text_20_body_20_indent">«th» as in «thin»</text:p>
      <text:p text:style-name="Text_20_body_20_indent">«zh» as in «mi’raazh» ‹mirage›</text:p>
      <text:p text:style-name="Text_20_body_20_indent">/k/ is written</text:p>
      <text:list xml:id="list1221192333" text:style-name="List_20_1">
        <text:list-item>
          <text:p text:style-name="P6">«c» before <text:span text:style-name="T15">other </text:span>letter<text:span text:style-name="T15">s except «e, i, y, h» (</text:span>«cat, cost, crisp»<text:span text:style-name="T15">) and in final unstressed /ak/ or /Ik/ («mainiac, public» ‹maniac…›)</text:span></text:p>
        </text:list-item>
        <text:list-item>
          <text:p text:style-name="P6">«k» <text:span text:style-name="T15">otherwise</text:span> <text:span text:style-name="T15">(</text:span>«keep, king, book, drink»<text:span text:style-name="T15">)</text:span></text:p>
        </text:list-item>
      </text:list>
      <text:p text:style-name="Text_20_body_20_indent">/s/ is written</text:p>
      <text:list xml:id="list170230200096489" text:continue-numbering="true" text:style-name="List_20_1">
        <text:list-item>
          <text:p text:style-name="P6">«c» between any vowel and «e, i, y» <text:span text:style-name="T16">(</text:span>«deecent, ix’plicit» ‹decent, explicit›<text:span text:style-name="T16">)</text:span></text:p>
        </text:list-item>
        <text:list-item>
          <text:p text:style-name="P6">«ss» between <text:span text:style-name="T16">other</text:span> vowel<text:span text:style-name="T16">s</text:span> <text:span text:style-name="T16">(</text:span>«as’sault, epissoad» ‹assault, episode›<text:span text:style-name="T16">) and</text:span> at the end of words except after /f, k, p, t, T/ <text:span text:style-name="T16">(</text:span>«less, evidenss» ‹…evidence›<text:span text:style-name="T16">)</text:span></text:p>
        </text:list-item>
        <text:list-item>
          <text:p text:style-name="P7">«s» <text:span text:style-name="T15">otherwise</text:span> <text:span text:style-name="T16">(</text:span>«sun, desk, chips»<text:span text:style-name="T25">)</text:span></text:p>
        </text:list-item>
      </text:list>
      <text:p text:style-name="Text_20_body_20_indent">/z/ is written</text:p>
      <text:list xml:id="list170231712843748" text:continue-numbering="true" text:style-name="List_20_1">
        <text:list-item>
          <text:p text:style-name="P8">«s» between vowels <text:span text:style-name="T17">(</text:span>«visit, dusen, di’syr» ‹…dozen, desire›<text:span text:style-name="T17">) and at the end of words except after /f, k, p, t, T/ (</text:span>«his, meens, paus» ‹…means, pause›<text:span text:style-name="T17">)</text:span></text:p>
        </text:list-item>
        <text:list-item>
          <text:p text:style-name="P8">«z» <text:span text:style-name="T15">otherwise (</text:span>«zeero, ig’zact, ob’zurv» ‹zero, exact, observe›<text:span text:style-name="T17">)</text:span></text:p>
        </text:list-item>
      </text:list>
      <text:p text:style-name="P1"><text:span text:style-name="T2">The other consonants are written as expected (</text:span>«<text:span text:style-name="T3">b</text:span>e<text:span text:style-name="T3">d</text:span>, <text:span text:style-name="T3">m</text:span>u<text:span text:style-name="T3">ch</text:span>, <text:span text:style-name="T3">f</text:span>a<text:span text:style-name="T3">t</text:span><text:span text:style-name="T11">, </text:span><text:span text:style-name="T3">h</text:span><text:span text:style-name="T11">ot, </text:span><text:span text:style-name="T3">l</text:span><text:span text:style-name="T11">eg, </text:span><text:span text:style-name="T3">n</text:span><text:span text:style-name="T11">ow, </text:span><text:span text:style-name="T3">p</text:span><text:span text:style-name="T11">op, </text:span><text:span text:style-name="T3">r</text:span><text:span text:style-name="T11">un, </text:span><text:span text:style-name="T3">sh</text:span><text:span text:style-name="T11">ip, e</text:span><text:span text:style-name="T3">v</text:span><text:span text:style-name="T11">er, </text:span><text:span text:style-name="T3">w</text:span><text:span text:style-name="T11">est</text:span><text:span text:style-name="T13">, </text:span><text:span text:style-name="T4">y</text:span><text:span text:style-name="T13">et</text:span><text:span text:style-name="T11">»</text:span><text:span text:style-name="T12">).</text:span></text:p>
      <text:h text:style-name="Heading_20_2" text:outline-level="2">R-colored Vowels</text:h>
      <text:p text:style-name="Text_20_body_20_indent">«air» as in «pair»</text:p>
      <text:p text:style-name="Text_20_body_20_indent">«ar» as in «dark»</text:p>
      <text:p text:style-name="Text_20_body_20_indent">«arr» as in «carri» ‹carry›</text:p>
      <text:p text:style-name="Text_20_body_20_indent">«eer» as in «cheer»</text:p>
      <text:p text:style-name="Text_20_body_20_indent">«er» as in «number»</text:p>
      <text:p text:style-name="Text_20_body_20_indent">«err» as in «merri» ‹merry›</text:p>
      <text:p text:style-name="Text_20_body_20_indent">«oar» as in «foarss, board» ‹force…›</text:p>
      <text:p text:style-name="P4">«or» as in «north, order» <text:span text:style-name="T24">(many people pronounce «oar» and «or» the same)</text:span></text:p>
      <text:p text:style-name="Text_20_body_20_indent">«orr» as in «sorri» ‹sorry›</text:p>
      <text:p text:style-name="Text_20_body_20_indent">«ur» as in «turn»</text:p>
      <text:p text:style-name="Text_20_body_20_indent">«urr» as in «current»</text:p>
      <text:p text:style-name="Text_20_body_20_indent">«yr» as in «fyr, vyruss» ‹fire, virus›</text:p>
      <text:p text:style-name="Text_20_body_20_indent"><text:span text:style-name="T19">Other vowels keep their usual spelling («m</text:span><text:span text:style-name="T6">ir</text:span><text:span text:style-name="T19">er, p</text:span><text:span text:style-name="T6">oor</text:span><text:span text:style-name="T14">, p</text:span><text:span text:style-name="T6">iur</text:span><text:span text:style-name="T14">, n</text:span><text:span text:style-name="T6">uer</text:span><text:span text:style-name="T14">el, </text:span><text:span text:style-name="T6">our</text:span><text:span text:style-name="T19">» ‹mirror, poor, pure, neural, our/hour›).</text:span></text:p>
      <text:h text:style-name="Heading_20_2" text:outline-level="2">Sound Combinations</text:h>
      <text:p text:style-name="Text_20_body_20_indent">«qu» /kw/ as in «quit»</text:p>
      <text:p text:style-name="Text_20_body_20_indent">«x» /ks/ as in «mix, next, axident» ‹…accident›</text:p>
      <text:p text:style-name="Text_20_body_20_indent">Final «all» /O:l/ as in «ball»</text:p>
      <text:p text:style-name="Text_20_body_20_indent">Final «tion» /S@n/ as in «section, recog’nition, per’mition, miu’sition» ‹…recognition, permission, musician›</text:p>
      <text:p text:style-name="Text_20_body_20_indent">Final «sion» /Z@n/ as in «vision, con’fiusion, i’quaision» ‹…confusion, equation›</text:p>
      <text:h text:style-name="Heading_20_2" text:outline-level="2">Sample</text:h>
      <text:p text:style-name="P3">Foarscoar and seven yeers a’go our faadhers braut foarth, on dhiss continent, a nue naition, con’seevd in liberti and dedicaited tu dhe propo’sition dhat all men ar cri’aited eequel. Now wi ar en’gaijd in a grait sivel wor, testing wedher dhat naition, or eni naition so con’seevd, and so dedicaited, can long en’duer.</text:p>
      <text:h text:style-name="Heading_20_2" text:outline-level="2">Links</text:h>
      <text:p text:style-name="Text_20_body_20_indent">Online converter: <text:a xlink:type="simple" xlink:href="https://www.lytspel.org/" text:style-name="Internet_20_link" text:visited-style-name="Visited_20_Internet_20_Link">https://www.lytspel.org</text:a></text:p>
      <text:p text:style-name="Text_20_body_20_indent">Detailed ruleset: <text:a xlink:type="simple" xlink:href="https://www.lytspel.org/rules" text:style-name="Internet_20_link" text:visited-style-name="Visited_20_Internet_20_Link">https://www.lytspel.org/rul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family="Verdana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loext:contextual-spacing="false" style:page-number="auto" fo:keep-with-next="always"/>
      <style:text-properties style:font-name="Verdana" fo:font-family="Verdana" style:font-style-name="Regular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loext:contextual-spacing="false" fo:line-height="105%" style:page-number="auto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mm" fo:margin-bottom="2.5mm" loext:contextual-spacing="false"/>
      <style:text-properties style:font-name="Verdana1" fo:font-family="Verdana" style:font-style-name="Bold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2.5mm" fo:margin-bottom="1.25mm" loext:contextual-spacing="false"/>
      <style:text-properties fo:font-size="10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list-style-name="List_20_1" style:class="list" style:master-page-name="">
      <style:paragraph-properties fo:margin-left="4mm" fo:margin-right="0mm" fo:margin-top="0mm" fo:margin-bottom="0mm" loext:contextual-spacing="false" fo:text-indent="-4m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mm" fo:margin-right="0mm" fo:text-indent="-4mm" style:auto-text-indent="fals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ing_20_1">
      <style:text-properties officeooo:paragraph-rsid="001c0cc0"/>
    </style:style>
    <style:style style:name="MT1" style:family="text">
      <style:text-properties officeooo:rsid="000d42b3"/>
    </style:style>
    <style:page-layout style:name="Mpm1">
      <style:page-layout-properties fo:page-width="280mm" fo:page-height="210.01mm" style:num-format="1" style:print-orientation="landscape" fo:margin-top="14.99mm" fo:margin-bottom="14.99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3" fo:column-gap="3mm">
          <style:column-sep style:width="0.09mm" style:color="#000000" style:height="100%" style:style="solid"/>
          <style:column style:rel-width="21845*" fo:start-indent="0mm" fo:end-indent="1.5mm"/>
          <style:column style:rel-width="21845*" fo:start-indent="1.5mm" fo:end-indent="1.5mm"/>
          <style:column style:rel-width="21845*" fo:start-indent="1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mm" fo:margin-left="0mm" fo:margin-right="0mm" fo:margin-bottom="4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Lytspel: <text:span text:style-name="MT1">A</text:span> Simple Phonetic Respelling for the English Langu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Siefkes</meta:initial-creator>
    <meta:creation-date>2019-06-05T14:47:52.690831209</meta:creation-date>
    <dc:date>2020-07-01T17:02:29.539097882</dc:date>
    <dc:creator>Christian Siefkes</dc:creator>
    <meta:editing-duration>PT1H8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63" meta:word-count="557" meta:character-count="3348" meta:non-whitespace-character-count="2861"/>
  </office:meta>
</office:document-meta>
</file>